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17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8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9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0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27" style:family="paragraph" style:parent-style-name="Обычный">
      <style:paragraph-properties fo:margin-top="0.0799in" fo:margin-bottom="0in" fo:text-align="center" style:justify-single-word="false"/>
    </style:style>
    <style:style style:name="P28" style:family="paragraph" style:parent-style-name="Обычный">
      <style:paragraph-properties fo:margin-top="0.0799in" fo:margin-bottom="0in" fo:text-align="center" style:justify-single-word="false"/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fo:background-color="transparent" style:font-size-asian="6pt" style:font-weight-asian="bold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text-position="sub 58%" style:font-name="Times New Roman" fo:font-size="12pt" fo:font-style="italic" style:font-size-asian="12pt" style:font-style-asian="italic" style:font-size-complex="12pt" style:font-style-complex="italic"/>
    </style:style>
    <style:style style:name="P3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style:font-name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Arial" fo:font-size="10pt" fo:language="ru" fo:country="RU" style:font-size-asian="10pt" style:font-size-complex="10pt"/>
    </style:style>
    <style:style style:name="T16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7" style:family="text"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19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0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3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4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25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Symbol" style:font-size-complex="10pt" style:font-style-complex="normal" style:font-weight-complex="normal" loext:char-shading-value="0"/>
    </style:style>
    <style:style style:name="T26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Arial" style:font-size-complex="10pt" style:font-style-complex="normal" style:font-weight-complex="normal" loext:char-shading-value="0"/>
    </style:style>
    <style:style style:name="T27" style:family="text">
      <style:text-properties style:font-name="Arial" fo:font-size="10pt" fo:background-color="transparent" style:font-size-asian="10pt" style:font-size-complex="10pt"/>
    </style:style>
    <style:style style:name="T28" style:family="text">
      <style:text-properties style:font-name="Arial" fo:font-size="10pt" fo:background-color="transparent" style:font-size-asian="10pt" style:font-size-complex="10pt" loext:char-shading-value="0"/>
    </style:style>
    <style:style style:name="T29" style:family="text">
      <style:text-properties style:font-name="Arial" fo:font-size="11pt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/>
    </style:style>
    <style:style style:name="T3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1" style:family="text">
      <style:text-properties style:font-name="Arial" fo:font-size="11pt" fo:background-color="transparent" style:font-size-asian="11pt" style:font-size-complex="11pt"/>
    </style:style>
    <style:style style:name="T42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43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44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6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9pt" style:font-size-asian="9pt" style:font-size-complex="9pt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0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53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54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55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56" style:family="text">
      <style:text-properties style:font-name="Times New Roman" fo:font-size="12pt" style:font-size-asian="12pt" style:font-size-complex="12pt" style:font-style-complex="italic"/>
    </style:style>
    <style:style style:name="T5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8" style:family="text">
      <style:text-properties fo:background-color="transparent"/>
    </style:style>
    <style:style style:name="fr1" style:family="graphic" style:parent-style-name="OLE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Протокол № 48-<text:span text:style-name="T51"><text:tab/><text:tab/></text:span></text:p>
      <text:p text:style-name="P29"/>
      <text:p text:style-name="P11"><text:span text:style-name="Основной_20_шрифт_20_абзаца"><text:span text:style-name="T41">поверки<text:tab/><text:tab/></text:span></text:span><text:span text:style-name="Основной_20_шрифт_20_абзаца"><text:span text:style-name="T43">Блока детектирования гамма-излучения БДКГ</text:span></text:span><text:span text:style-name="Основной_20_шрифт_20_абзаца"><text:span text:style-name="T42">-</text:span></text:span><text:span text:style-name="Основной_20_шрифт_20_абзаца"><text:span text:style-name="T43">2</text:span></text:span><text:span text:style-name="Основной_20_шрифт_20_абзаца"><text:span text:style-name="T44">3</text:span></text:span></text:p>
      <text:p text:style-name="P7"/>
      <text:p text:style-name="P12"><text:span text:style-name="Основной_20_шрифт_20_абзаца"><text:span text:style-name="T29">№ </text:span></text:span><text:span text:style-name="Основной_20_шрифт_20_абзаца"><text:span text:style-name="T33"><text:s/></text:span></text:span><text:span text:style-name="Основной_20_шрифт_20_абзаца"><text:span text:style-name="T21">$</text:span></text:span><text:span text:style-name="Основной_20_шрифт_20_абзаца"><text:span text:style-name="T12">allSerial</text:span></text:span><text:span text:style-name="Основной_20_шрифт_20_абзаца"><text:span text:style-name="T30"><text:tab/></text:span></text:span></text:p>
      <text:p text:style-name="P12"><text:span text:style-name="Основной_20_шрифт_20_абзаца"><text:span text:style-name="T29">принадлежащего</text:span></text:span><text:span text:style-name="Основной_20_шрифт_20_абзаца"><text:span text:style-name="T30"><text:tab/></text:span></text:span></text:p>
      <text:p text:style-name="P6"/>
      <text:p text:style-name="P12"><text:span text:style-name="Основной_20_шрифт_20_абзаца"><text:span text:style-name="T35">ИЗГОТОВИТЕЛЬ</text:span></text:span><text:span text:style-name="Основной_20_шрифт_20_абзаца"><text:span text:style-name="T36"> <text:s text:c="40"/></text:span></text:span><text:span text:style-name="Основной_20_шрифт_20_абзаца"><text:span text:style-name="T31">УП «АТОМТЕХ»<text:tab/></text:span></text:span></text:p>
      <text:p text:style-name="P13"><text:tab/><text:tab/></text:p>
      <text:p text:style-name="P17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4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9">°</text:span></text:span><text:span text:style-name="Основной_20_шрифт_20_абзаца"><text:span text:style-name="T14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4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4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<text:s/>%, внешнем фоне γ-излучения </text:span></text:span><text:span text:style-name="Основной_20_шрифт_20_абзаца"><text:span text:style-name="T5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6"> </text:span></text:span><text:span text:style-name="Основной_20_шрифт_20_абзаца"><text:span text:style-name="T5">= </text:span></text:span><text:span text:style-name="Основной_20_шрифт_20_абзаца"><text:span text:style-name="T6"><text:s text:c="6"/></text:span></text:span><text:span text:style-name="Основной_20_шрифт_20_абзаца"><text:span text:style-name="T5">мкЗв/ч, согласно методике, изложенной</text:span></text:span><text:span text:style-name="Основной_20_шрифт_20_абзаца"><text:span text:style-name="T27"> в </text:span></text:span><text:span text:style-name="Основной_20_шрифт_20_абзаца"><text:span text:style-name="T28">МРБ МП.</text:span></text:span><text:span text:style-name="Основной_20_шрифт_20_абзаца"><text:span text:style-name="T28">2305</text:span></text:span><text:span text:style-name="Основной_20_шрифт_20_абзаца"><text:span text:style-name="T28">-2</text:span></text:span><text:span text:style-name="Основной_20_шрифт_20_абзаца"><text:span text:style-name="T28">013</text:span></text:span><text:span text:style-name="Основной_20_шрифт_20_абзаца"><text:span text:style-name="T27">:</text:span></text:span></text:p>
      <text:p text:style-name="P19"><text:span text:style-name="Основной_20_шрифт_20_абзаца"><text:span text:style-name="T15">–</text:span></text:span><text:span text:style-name="Основной_20_шрифт_20_абзаца"><text:span text:style-name="T5"> $facility_pp</text:span></text:span><text:span text:style-name="Основной_20_шрифт_20_абзаца"><text:span text:style-name="T11">_k_</text:span></text:span><text:span text:style-name="Основной_20_шрифт_20_абзаца"><text:span text:style-name="T5">1</text:span></text:span><text:span text:style-name="Основной_20_шрифт_20_абзаца"><text:span text:style-name="T11">1</text:span></text:span><text:span text:style-name="Основной_20_шрифт_20_абзаца"><text:span text:style-name="T5">0</text:span></text:span><text:span text:style-name="Основной_20_шрифт_20_абзаца"><text:span text:style-name="T11">$</text:span></text:span><text:span text:style-name="Основной_20_шрифт_20_абзаца"><text:span text:style-name="T5">;</text:span></text:span></text:p>
      <text:p text:style-name="P19"><text:span text:style-name="Основной_20_шрифт_20_абзаца"><text:span text:style-name="T5">– $facility_pp_</text:span></text:span><text:span text:style-name="Основной_20_шрифт_20_абзаца"><text:span text:style-name="T11">k_</text:span></text:span><text:span text:style-name="Основной_20_шрифт_20_абзаца"><text:span text:style-name="T5">130</text:span></text:span><text:span text:style-name="Основной_20_шрифт_20_абзаца"><text:span text:style-name="T11">$</text:span></text:span><text:span text:style-name="Основной_20_шрифт_20_абзаца"><text:span text:style-name="T5">. </text:span></text:span></text:p>
      <text:p text:style-name="P4"/>
      <text:p text:style-name="P4">Диапазон измерений прибора и допускаемая относительная погрешность при Р = 0,95<text:span text:style-name="T58">:</text:span></text:p>
      <text:p text:style-name="P17"><text:span text:style-name="Основной_20_шрифт_20_абзаца"><text:span text:style-name="T28">– </text:span></text:span><text:span text:style-name="Основной_20_шрифт_20_абзаца"><text:span text:style-name="T22">по мощности кермы в воздухе:<text:tab/><text:tab/>от 0,1 мкГр/ч до 100 Гр/ч </text:span></text:span><text:span text:style-name="Основной_20_шрифт_20_абзаца"><text:span text:style-name="T23">±20</text:span></text:span><text:span text:style-name="Основной_20_шрифт_20_абзаца"><text:span text:style-name="T22">%;</text:span></text:span></text:p>
      <text:p text:style-name="P18"/>
      <text:p text:style-name="P11"><text:span text:style-name="T36">1. Внешний осмотр (Соответствует МП):</text:span><text:span text:style-name="T37"><text:tab/></text:span><text:span text:style-name="Основной_20_шрифт_20_абзаца"><text:span text:style-name="T34">ДА </text:span></text:span><text:span text:style-name="Основной_20_шрифт_20_абзаца"><text:span text:style-name="T45">□</text:span></text:span><text:span text:style-name="Основной_20_шрифт_20_абзаца"><text:span text:style-name="T38"><text:tab/></text:span></text:span><text:span text:style-name="Основной_20_шрифт_20_абзаца"><text:span text:style-name="T34"><text:tab/>НЕТ </text:span></text:span><text:span text:style-name="Основной_20_шрифт_20_абзаца"><text:span text:style-name="T45">□</text:span></text:span></text:p>
      <text:p text:style-name="P11"><text:span text:style-name="Основной_20_шрифт_20_абзаца"><text:span text:style-name="T49"/></text:span></text:p>
      <text:p text:style-name="P11"><text:span text:style-name="T32">2. Опробование (Соответствует МП):</text:span><text:span text:style-name="T39"><text:tab/><text:tab/></text:span><text:span text:style-name="Основной_20_шрифт_20_абзаца"><text:span text:style-name="T34">ДА </text:span></text:span><text:span text:style-name="Основной_20_шрифт_20_абзаца"><text:span text:style-name="T45">□</text:span></text:span><text:span text:style-name="Основной_20_шрифт_20_абзаца"><text:span text:style-name="T38"><text:tab/></text:span></text:span><text:span text:style-name="Основной_20_шрифт_20_абзаца"><text:span text:style-name="T34"><text:tab/>НЕТ </text:span></text:span><text:span text:style-name="Основной_20_шрифт_20_абзаца"><text:span text:style-name="T45">□</text:span></text:span></text:p>
      <text:p text:style-name="P4"/>
      <text:p text:style-name="P11"><text:span text:style-name="Основной_20_шрифт_20_абзаца"><text:span text:style-name="T19">Идентификационные данные (признаки):</text:span></text:span></text:p>
      <text:p text:style-name="P11"><text:span text:style-name="Основной_20_шрифт_20_абзаца"><text:span text:style-name="T40"><text:tab/></text:span></text:span><text:span text:style-name="Основной_20_шрифт_20_абзаца"><text:span text:style-name="T18">– идентификационное наименование ПО:<text:tab/></text:span></text:span><text:span text:style-name="Основной_20_шрифт_20_абзаца"><text:span text:style-name="T20"><text:tab/>BDKG-22 Utility</text:span></text:span></text:p>
      <text:p text:style-name="P11"><text:span text:style-name="Основной_20_шрифт_20_абзаца"><text:span text:style-name="T25"><text:tab/></text:span></text:span><text:span text:style-name="Основной_20_шрифт_20_абзаца"><text:span text:style-name="T26">– </text:span></text:span><text:span text:style-name="Основной_20_шрифт_20_абзаца"><text:span text:style-name="T25">номер версии (идентификационный номер) ПО:<text:tab/>1.0.19</text:span></text:span></text:p>
      <text:p text:style-name="P4"/>
      <text:p text:style-name="P5">3. Определение метрологических характеристик:</text:p>
      <text:p text:style-name="P11"><text:span text:style-name="Основной_20_шрифт_20_абзаца"><text:span text:style-name="T13">3.1 Определение основной относительной погрешности при измерении мощности </text:span></text:span><text:span text:style-name="Основной_20_шрифт_20_абзаца"><text:span text:style-name="T24">кермы в воздухе</text:span></text:span><text:span text:style-name="Основной_20_шрифт_20_абзаца"><text:span text:style-name="T13">:</text:span></text:span></text:p>
      <text:p text:style-name="P11"><text:span text:style-name="Основной_20_шрифт_20_абзаца"><text:span text:style-name="T50"/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20">Блок детектирования <text:span text:style-name="T3">гамма-излучения БДКГ-2</text:span>3<text:span text:style-name="T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0"><draw:frame draw:style-name="fr1" draw:name="Объект1" text:anchor-type="as-char" svg:y="-0.152in" svg:width="0.3874in" style:rel-width="scale" svg:height="0.2126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6">d</text:span></text:span><text:span text:style-name="T48">,</text:span><text:span text:style-name="T47"> см</text:span></text:p>
          </table:table-cell>
          <table:table-cell table:style-name="t1.B2" table:number-columns-spanned="3" office:value-type="string">
            <text:p text:style-name="P26"><text:span text:style-name="T4">Показания прибора, </text:span><text:s text:c="17"/><text:span text:style-name="T52"><draw:frame draw:style-name="fr1" draw:name="Объект2" text:anchor-type="as-char" svg:y="-0.152in" svg:width="0.3252in" style:rel-width="scale" svg:height="0.2126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    </table:table-cell>
          <table:covered-table-cell/>
          <table:covered-table-cell/>
          <table:table-cell table:style-name="t1.B2" office:value-type="string">
            <text:p text:style-name="P25"><draw:frame draw:style-name="fr1" draw:name="Объект14" text:anchor-type="as-char" svg:y="-0.1752in" svg:width="0.3252in" style:rel-width="scale" svg:height="0.2354in" style:rel-height="scale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16"><text:span text:style-name="T55">δ</text:span><text:span text:style-name="T53">пр.</text:span><text:span text:style-name="T54">i</text:span><text:span text:style-name="Основной_20_шрифт_20_абзаца"><text:span text:style-name="T56">,</text:span></text:span></text:p>
            <text:p text:style-name="P9">%</text:p>
          </table:table-cell>
          <table:table-cell table:style-name="t1.B2" office:value-type="string">
            <text:p text:style-name="P16"><text:span text:style-name="T57">Δ</text:span><text:span text:style-name="T53">пр.</text:span><text:span text:style-name="T54">i</text:span><text:span text:style-name="Основной_20_шрифт_20_абзаца"><text:span text:style-name="T56">,</text:span></text:span></text:p>
            <text:p text:style-name="P10">%</text:p>
          </table:table-cell>
          <table:table-cell table:style-name="t1.J2" office:value-type="string">
            <text:p text:style-name="P16"><text:span text:style-name="Основной_20_шрифт_20_абзаца"><text:span text:style-name="T57">Δ</text:span></text:span><text:span text:style-name="Основной_20_шрифт_20_абзаца"><text:span text:style-name="T53">доп</text:span></text:span><text:span text:style-name="Основной_20_шрифт_20_абзаца"><text:span text:style-name="T56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2">0,7 мкГр/ч</text:p>
          </table:table-cell>
          <table:table-cell table:style-name="t1.B3" office:value-type="string">
            <text:p text:style-name="P21">$1-30</text:p>
          </table:table-cell>
          <table:table-cell table:style-name="t1.B3" office:value-type="string">
            <text:p text:style-name="P21">$1-4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B3" office:value-type="string">
            <text:p text:style-name="P21">$1-00</text:p>
          </table:table-cell>
          <table:table-cell table:style-name="t1.B3" office:value-type="string">
            <text:p text:style-name="P21">$1-10</text:p>
          </table:table-cell>
          <table:table-cell table:style-name="t1.B3" office:value-type="string">
            <text:p text:style-name="P21">$1-20</text:p>
          </table:table-cell>
          <table:table-cell table:style-name="t1.J3" table:number-rows-spanned="9" office:value-type="string">
            <text:p text:style-name="P22">±<text:span text:style-name="T3">20</text:span></text:p>
          </table:table-cell>
        </table:table-row>
        <table:table-row>
          <table:table-cell table:style-name="t1.A3" office:value-type="string">
            <text:p text:style-name="P22">7 мкГр/ч</text:p>
          </table:table-cell>
          <table:table-cell table:style-name="t1.B3" office:value-type="string">
            <text:p text:style-name="P21">$1-31</text:p>
          </table:table-cell>
          <table:table-cell table:style-name="t1.B3" office:value-type="string">
            <text:p text:style-name="P21">$1-41</text:p>
          </table:table-cell>
          <table:table-cell table:style-name="t1.B3" office:value-type="string">
            <text:p text:style-name="P21">$1-61</text:p>
          </table:table-cell>
          <table:table-cell table:style-name="t1.B3" office:value-type="string">
            <text:p text:style-name="P21">$1-71</text:p>
          </table:table-cell>
          <table:table-cell table:style-name="t1.B3" office:value-type="string">
            <text:p text:style-name="P21">$1-81</text:p>
          </table:table-cell>
          <table:table-cell table:style-name="t1.B3" office:value-type="string">
            <text:p text:style-name="P21">$1-01</text:p>
          </table:table-cell>
          <table:table-cell table:style-name="t1.B3" office:value-type="string">
            <text:p text:style-name="P21">$1-11</text:p>
          </table:table-cell>
          <table:table-cell table:style-name="t1.B3" office:value-type="string">
            <text:p text:style-name="P21">$1-21</text:p>
          </table:table-cell>
          <table:covered-table-cell/>
        </table:table-row>
        <table:table-row>
          <table:table-cell table:style-name="t1.A3" office:value-type="string">
            <text:p text:style-name="P22">70 мкГр/ч</text:p>
          </table:table-cell>
          <table:table-cell table:style-name="t1.B3" office:value-type="string">
            <text:p text:style-name="P21">$1-32</text:p>
          </table:table-cell>
          <table:table-cell table:style-name="t1.B3" office:value-type="string">
            <text:p text:style-name="P21">$1-42</text:p>
          </table:table-cell>
          <table:table-cell table:style-name="t1.B3" office:value-type="string">
            <text:p text:style-name="P21">$1-62</text:p>
          </table:table-cell>
          <table:table-cell table:style-name="t1.B3" office:value-type="string">
            <text:p text:style-name="P21">$1-72</text:p>
          </table:table-cell>
          <table:table-cell table:style-name="t1.B3" office:value-type="string">
            <text:p text:style-name="P21">$1-82</text:p>
          </table:table-cell>
          <table:table-cell table:style-name="t1.B3" office:value-type="string">
            <text:p text:style-name="P21">$1-02</text:p>
          </table:table-cell>
          <table:table-cell table:style-name="t1.B3" office:value-type="string">
            <text:p text:style-name="P21">$1-12</text:p>
          </table:table-cell>
          <table:table-cell table:style-name="t1.B3" office:value-type="string">
            <text:p text:style-name="P21">$1-22</text:p>
          </table:table-cell>
          <table:covered-table-cell/>
        </table:table-row>
        <table:table-row>
          <table:table-cell table:style-name="t1.A3" office:value-type="string">
            <text:p text:style-name="P22">0,7 мГр/ч</text:p>
          </table:table-cell>
          <table:table-cell table:style-name="t1.B3" office:value-type="string">
            <text:p text:style-name="P21">$1-33</text:p>
          </table:table-cell>
          <table:table-cell table:style-name="t1.B3" office:value-type="string">
            <text:p text:style-name="P21">$1-43</text:p>
          </table:table-cell>
          <table:table-cell table:style-name="t1.B3" office:value-type="string">
            <text:p text:style-name="P21">$1-63</text:p>
          </table:table-cell>
          <table:table-cell table:style-name="t1.B3" office:value-type="string">
            <text:p text:style-name="P21">$1-73</text:p>
          </table:table-cell>
          <table:table-cell table:style-name="t1.B3" office:value-type="string">
            <text:p text:style-name="P21">$1-83</text:p>
          </table:table-cell>
          <table:table-cell table:style-name="t1.B3" office:value-type="string">
            <text:p text:style-name="P21">$1-03</text:p>
          </table:table-cell>
          <table:table-cell table:style-name="t1.B3" office:value-type="string">
            <text:p text:style-name="P21">$1-13</text:p>
          </table:table-cell>
          <table:table-cell table:style-name="t1.B3" office:value-type="string">
            <text:p text:style-name="P21">$1-23</text:p>
          </table:table-cell>
          <table:covered-table-cell/>
        </table:table-row>
        <table:table-row>
          <table:table-cell table:style-name="t1.A3" office:value-type="string">
            <text:p text:style-name="P22">7,0 мГр/ч</text:p>
          </table:table-cell>
          <table:table-cell table:style-name="t1.B3" office:value-type="string">
            <text:p text:style-name="P21">$1-34</text:p>
          </table:table-cell>
          <table:table-cell table:style-name="t1.B3" office:value-type="string">
            <text:p text:style-name="P21">$1-44</text:p>
          </table:table-cell>
          <table:table-cell table:style-name="t1.B3" office:value-type="string">
            <text:p text:style-name="P21">$1-64</text:p>
          </table:table-cell>
          <table:table-cell table:style-name="t1.B3" office:value-type="string">
            <text:p text:style-name="P21">$1-74</text:p>
          </table:table-cell>
          <table:table-cell table:style-name="t1.B3" office:value-type="string">
            <text:p text:style-name="P21">$1-84</text:p>
          </table:table-cell>
          <table:table-cell table:style-name="t1.B3" office:value-type="string">
            <text:p text:style-name="P21">$1-04</text:p>
          </table:table-cell>
          <table:table-cell table:style-name="t1.B3" office:value-type="string">
            <text:p text:style-name="P21">$1-14</text:p>
          </table:table-cell>
          <table:table-cell table:style-name="t1.B3" office:value-type="string">
            <text:p text:style-name="P21">$1-24</text:p>
          </table:table-cell>
          <table:covered-table-cell/>
        </table:table-row>
        <table:table-row>
          <table:table-cell table:style-name="t1.A3" office:value-type="string">
            <text:p text:style-name="P22">70 мГр/ч</text:p>
          </table:table-cell>
          <table:table-cell table:style-name="t1.B3" office:value-type="string">
            <text:p text:style-name="P21">$1-35</text:p>
          </table:table-cell>
          <table:table-cell table:style-name="t1.B3" office:value-type="string">
            <text:p text:style-name="P21">$1-45</text:p>
          </table:table-cell>
          <table:table-cell table:style-name="t1.B3" office:value-type="string">
            <text:p text:style-name="P21">$1-65</text:p>
          </table:table-cell>
          <table:table-cell table:style-name="t1.B3" office:value-type="string">
            <text:p text:style-name="P21">$1-75</text:p>
          </table:table-cell>
          <table:table-cell table:style-name="t1.B3" office:value-type="string">
            <text:p text:style-name="P21">$1-85</text:p>
          </table:table-cell>
          <table:table-cell table:style-name="t1.B3" office:value-type="string">
            <text:p text:style-name="P21">$1-05</text:p>
          </table:table-cell>
          <table:table-cell table:style-name="t1.B3" office:value-type="string">
            <text:p text:style-name="P21">$1-15</text:p>
          </table:table-cell>
          <table:table-cell table:style-name="t1.B3" office:value-type="string">
            <text:p text:style-name="P21">$1-25</text:p>
          </table:table-cell>
          <table:covered-table-cell/>
        </table:table-row>
        <table:table-row>
          <table:table-cell table:style-name="t1.A3" office:value-type="string">
            <text:p text:style-name="P22"><text:span text:style-name="T3">0,7</text:span> Гр/ч</text:p>
          </table:table-cell>
          <table:table-cell table:style-name="t1.B3" office:value-type="string">
            <text:p text:style-name="P21">$1-36</text:p>
          </table:table-cell>
          <table:table-cell table:style-name="t1.B3" office:value-type="string">
            <text:p text:style-name="P21">$1-46</text:p>
          </table:table-cell>
          <table:table-cell table:style-name="t1.B3" office:value-type="string">
            <text:p text:style-name="P21">$1-66</text:p>
          </table:table-cell>
          <table:table-cell table:style-name="t1.B3" office:value-type="string">
            <text:p text:style-name="P21">$1-76</text:p>
          </table:table-cell>
          <table:table-cell table:style-name="t1.B3" office:value-type="string">
            <text:p text:style-name="P21">$1-86</text:p>
          </table:table-cell>
          <table:table-cell table:style-name="t1.B3" office:value-type="string">
            <text:p text:style-name="P21">$1-06</text:p>
          </table:table-cell>
          <table:table-cell table:style-name="t1.B3" office:value-type="string">
            <text:p text:style-name="P21">$1-16</text:p>
          </table:table-cell>
          <table:table-cell table:style-name="t1.B3" office:value-type="string">
            <text:p text:style-name="P21">$1-26</text:p>
          </table:table-cell>
          <table:covered-table-cell/>
        </table:table-row>
        <table:table-row>
          <table:table-cell table:style-name="t1.A3" office:value-type="string">
            <text:p text:style-name="P22">7 Гр/ч</text:p>
          </table:table-cell>
          <table:table-cell table:style-name="t1.B3" office:value-type="string">
            <text:p text:style-name="P21">$1-37</text:p>
          </table:table-cell>
          <table:table-cell table:style-name="t1.B3" office:value-type="string">
            <text:p text:style-name="P21">$1-47</text:p>
          </table:table-cell>
          <table:table-cell table:style-name="t1.B3" office:value-type="string">
            <text:p text:style-name="P21">$1-67</text:p>
          </table:table-cell>
          <table:table-cell table:style-name="t1.B3" office:value-type="string">
            <text:p text:style-name="P21">$1-77</text:p>
          </table:table-cell>
          <table:table-cell table:style-name="t1.B3" office:value-type="string">
            <text:p text:style-name="P21">$1-87</text:p>
          </table:table-cell>
          <table:table-cell table:style-name="t1.B3" office:value-type="string">
            <text:p text:style-name="P21">$1-07</text:p>
          </table:table-cell>
          <table:table-cell table:style-name="t1.B3" office:value-type="string">
            <text:p text:style-name="P21">$1-17</text:p>
          </table:table-cell>
          <table:table-cell table:style-name="t1.B3" office:value-type="string">
            <text:p text:style-name="P21">$1-27</text:p>
          </table:table-cell>
          <table:covered-table-cell/>
        </table:table-row>
        <table:table-row>
          <table:table-cell table:style-name="t1.A3" office:value-type="string">
            <text:p text:style-name="P22"><text:span text:style-name="T2">40</text:span> Гр/ч</text:p>
          </table:table-cell>
          <table:table-cell table:style-name="t1.B3" office:value-type="string">
            <text:p text:style-name="P21">$1-3<text:span text:style-name="T2">8</text:span></text:p>
          </table:table-cell>
          <table:table-cell table:style-name="t1.B3" office:value-type="string">
            <text:p text:style-name="P21">$1-4<text:span text:style-name="T2">8</text:span></text:p>
          </table:table-cell>
          <table:table-cell table:style-name="t1.B3" office:value-type="string">
            <text:p text:style-name="P21">$1-6<text:span text:style-name="T2">8</text:span></text:p>
          </table:table-cell>
          <table:table-cell table:style-name="t1.B3" office:value-type="string">
            <text:p text:style-name="P21">$1-7<text:span text:style-name="T2">8</text:span></text:p>
          </table:table-cell>
          <table:table-cell table:style-name="t1.B3" office:value-type="string">
            <text:p text:style-name="P21">$1-8<text:span text:style-name="T2">8</text:span></text:p>
          </table:table-cell>
          <table:table-cell table:style-name="t1.B3" office:value-type="string">
            <text:p text:style-name="P21">$1-0<text:span text:style-name="T2">8</text:span></text:p>
          </table:table-cell>
          <table:table-cell table:style-name="t1.B3" office:value-type="string">
            <text:p text:style-name="P21">$1-1<text:span text:style-name="T2">8</text:span></text:p>
          </table:table-cell>
          <table:table-cell table:style-name="t1.B3" office:value-type="string">
            <text:p text:style-name="P21">$1-2<text:span text:style-name="T2">8</text:span>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24">В точке 0,7 мк<text:span text:style-name="T3">Гр</text:span>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span text:style-name="Основной_20_шрифт_20_абзаца"><text:span text:style-name="T50"/></text:span></text:p>
      <text:p text:style-name="P28"><text:span text:style-name="Основной_20_шрифт_20_абзаца"><text:span text:style-name="T17"><draw:frame draw:style-name="fr1" draw:name="Объект26" text:anchor-type="as-char" svg:y="-0.2953in" svg:width="1.7083in" style:rel-width="scale" svg:height="0.472in" style:rel-height="scale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17"> <text:s text:c="5"/></text:span></text:span><text:span text:style-name="Основной_20_шрифт_20_абзаца"><text:span text:style-name="T17"><draw:frame draw:style-name="fr1" draw:name="Объект27" text:anchor-type="as-char" svg:y="-0.1902in" svg:width="1.4654in" style:rel-width="scale" svg:height="0.2508in" style:rel-height="scale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/text:p>
      <text:p text:style-name="P23"><text:span text:style-name="Основной_20_шрифт_20_абзаца"><text:span text:style-name="T50"/></text:span></text:p>
      <text:p text:style-name="Обычный"><text:span text:style-name="Основной_20_шрифт_20_абзаца"><text:span text:style-name="T7">Выводы:</text:span></text:span><text:span text:style-name="Основной_20_шрифт_20_абзаца"><text:span text:style-name="T10"> </text:span></text:span><text:span text:style-name="Основной_20_шрифт_20_абзаца"><text:span text:style-name="T5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8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2-24T15:23:14.43</dc:date>
    <meta:editing-duration>P3DT15H31M21S</meta:editing-duration>
    <meta:editing-cycles>424</meta:editing-cycles>
    <meta:generator>OpenOffice/4.1.6$Win32 OpenOffice.org_project/416m1$Build-9790</meta:generator>
    <meta:document-statistic meta:table-count="1" meta:image-count="0" meta:object-count="6" meta:page-count="1" meta:paragraph-count="121" meta:word-count="268" meta:character-count="1840"/>
  </office:meta>
</office:document-meta>
</file>

<file path=Object 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>
            <mrow>
              <mover accent="true">
                <mrow>
                  <mover accent="true">
                    <mrow>
                      <mi mathvariant="italic">Ka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</msub>
          <mtext>-</mtext>
          <msub>
            <mrow>
              <mover accent="true">
                <mrow>
                  <mi mathvariant="italic">Ka</mi>
                </mrow>
                <mo stretchy="false">˙</mo>
              </mover>
            </mrow>
            <mrow>
              <mn>0</mn>
              <mi>i</mi>
            </mrow>
          </msub>
        </mrow>
        <mrow>
          <msub>
            <mrow>
              <mover accent="true">
                <mrow>
                  <mi mathvariant="italic">Ka</mi>
                </mrow>
                <mo stretchy="false">˙</mo>
              </mover>
            </mrow>
            <mrow>
              <mn>0</mn>
              <mi>i</mi>
            </mrow>
          </msub>
        </mrow>
      </mfrac>
      <mi>⋅</mi>
      <mn>100</mn>
      <mtext>%</mtext>
    </mrow>
    <annotation encoding="StarMath 5.0">{δ} _ {пр .i} "=" {{bar {dot {Ka}}} rsub {i} "-" {dot {Ka}} rsub {0 i}} over {{dot {Ka}} rsub {0 i} } ⋅ 100"%"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</msub>
    </mrow>
    <annotation encoding="StarMath 5.0">{bar {dot {Ka}}} rsub {i}</annotation>
  </semantics>
</math>
</file>

<file path=Object 4/content.xml><?xml version="1.0" encoding="utf-8"?>
<math xmlns="http://www.w3.org/1998/Math/MathML">
  <semantics>
    <mrow>
      <msub>
        <mrow>
          <mover accent="true">
            <mrow>
              <mi mathvariant="italic">Ka</mi>
            </mrow>
            <mo stretchy="false">˙</mo>
          </mover>
        </mrow>
        <mrow>
          <mn>0</mn>
          <mi>i</mi>
        </mrow>
      </msub>
    </mrow>
    <annotation encoding="StarMath 5.0">{dot {Ka}} rsub {0 i}</annotation>
  </semantics>
</math>
</file>

<file path=Object 5/content.xml><?xml version="1.0" encoding="utf-8"?>
<math xmlns="http://www.w3.org/1998/Math/MathML">
  <semantics>
    <mrow>
      <msub>
        <mrow>
          <mover accent="true">
            <mrow>
              <mi mathvariant="italic">Ka</mi>
            </mrow>
            <mo stretchy="false">˙</mo>
          </mover>
        </mrow>
        <mrow>
          <mi>i</mi>
        </mrow>
      </msub>
    </mrow>
    <annotation encoding="StarMath 5.0">{dot {Ka}} rsub {i}</annotation>
  </semantics>
</math>
</file>